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8.0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Select one of the recen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hange that recent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Just selected recent still there</text:p>
            <text:p>New recent added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Option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 table:number-rows-repeated="65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7" table:number-rows-repeated="654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 table:number-rows-repeated="65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.00.0000</text:date>, <text:time style:data-style-name="N2" text:time-value="21:23:35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6H43M54S</meta:editing-duration>
    <meta:editing-cycles>296</meta:editing-cycles>
    <meta:generator>LibreOffice/5.4.3.2$Windows_X86_64 LibreOffice_project/92a7159f7e4af62137622921e809f8546db437e5</meta:generator>
    <dc:date>2018-02-28T21:47:21.894000000</dc:date>
    <meta:print-date>2013-02-02T14:44:49.07</meta:print-date>
    <meta:document-statistic meta:table-count="12" meta:cell-count="1473" meta:object-count="0"/>
    <meta:user-defined meta:name="Info 1"/>
    <meta:user-defined meta:name="Info 2"/>
    <meta:user-defined meta:name="Info 3"/>
    <meta:user-defined meta:name="Info 4"/>
  </office:meta>
</office:document-meta>
</file>